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20.635cm"/>
    </style:style>
    <style:style style:name="gr2" style:family="graphic" style:parent-style-name="standard">
      <style:graphic-properties draw:stroke="none" draw:fill="none" fo:min-height="13.212cm"/>
    </style:style>
    <style:style style:name="gr3" style:family="graphic" style:parent-style-name="standard">
      <style:graphic-properties draw:stroke="none" draw:fill="none" fo:min-height="17.149cm"/>
    </style:style>
    <style:style style:name="gr4" style:family="graphic" style:parent-style-name="standard">
      <style:graphic-properties draw:stroke="none" draw:fill="none" fo:min-height="15.498cm"/>
    </style:style>
    <style:style style:name="gr5" style:family="graphic" style:parent-style-name="standard">
      <style:graphic-properties draw:stroke="none" svg:stroke-color="#ffffff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style:text-autospace="none"/>
      <style:text-properties fo:font-weight="normal" style:font-weight-asian="normal" style:font-weight-complex="normal"/>
    </style:style>
    <style:style style:name="P2" style:family="paragraph">
      <style:paragraph-properties style:text-autospace="none"/>
      <style:text-properties fo:color="#000000" fo:font-family="Consolas" style:font-family-generic="swiss" style:font-pitch="fixed" fo:font-size="10pt" fo:font-weight="normal" style:font-family-asian="Consolas" style:font-family-generic-asian="swiss" style:font-pitch-asian="fixed" style:font-size-asian="10pt" style:font-weight-asian="normal" style:font-family-complex="Consolas" style:font-family-generic-complex="swiss" style:font-pitch-complex="fixed" style:font-size-complex="5.69999980926514pt" style:font-weight-complex="normal"/>
    </style:style>
    <style:style style:name="P3" style:family="paragraph">
      <style:paragraph-properties style:text-autospace="none"/>
    </style:style>
    <style:style style:name="P4" style:family="paragraph">
      <style:paragraph-properties style:text-autospace="none"/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P5" style:family="paragraph">
      <style:paragraph-properties fo:text-align="center"/>
    </style:style>
    <style:style style:name="T1" style:family="text">
      <style:text-properties fo:color="#000000" fo:font-family="Consolas" style:font-family-generic="swiss" style:font-pitch="fixed" fo:font-size="20pt" fo:font-weight="normal" style:font-family-asian="Consolas" style:font-family-generic-asian="swiss" style:font-pitch-asian="fixed" style:font-size-asian="20pt" style:font-weight-asian="normal" style:font-family-complex="Consolas" style:font-family-generic-complex="swiss" style:font-pitch-complex="fixed" style:font-size-complex="20pt" style:font-weight-complex="normal"/>
    </style:style>
    <style:style style:name="T2" style:family="text">
      <style:text-properties fo:color="#00cc00" fo:font-family="Consolas" style:font-family-generic="swiss" style:font-pitch="fixed" fo:font-size="20pt" fo:font-style="italic" style:text-underline-style="solid" style:text-underline-width="auto" style:text-underline-color="font-color" fo:font-weight="normal" style:font-family-asian="Consolas" style:font-family-generic-asian="swiss" style:font-pitch-asian="fixed" style:font-size-asian="20pt" style:font-style-asian="italic" style:font-weight-asian="normal" style:font-family-complex="Consolas" style:font-family-generic-complex="swiss" style:font-pitch-complex="fixed" style:font-size-complex="20pt" style:font-style-complex="italic" style:font-weight-complex="normal"/>
    </style:style>
    <style:style style:name="T3" style:family="text">
      <style:text-properties fo:color="#ff0000" fo:font-family="Consolas" style:font-family-generic="swiss" style:font-pitch="fixed" fo:font-size="20pt" fo:font-weight="normal" style:font-family-asian="Consolas" style:font-family-generic-asian="swiss" style:font-pitch-asian="fixed" style:font-size-asian="20pt" style:font-weight-asian="normal" style:font-family-complex="Consolas" style:font-family-generic-complex="swiss" style:font-pitch-complex="fixed" style:font-size-complex="20pt" style:font-weight-complex="normal"/>
    </style:style>
    <style:style style:name="T4" style:family="text"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5" style:family="text">
      <style:text-properties fo:color="#00cc00" fo:font-family="Consolas" style:font-family-generic="swiss" style:font-pitch="fixed" fo:font-size="20pt" fo:font-style="italic" style:font-family-asian="Consolas" style:font-family-generic-asian="swiss" style:font-pitch-asian="fixed" style:font-size-asian="20pt" style:font-style-asian="italic" style:font-family-complex="Consolas" style:font-family-generic-complex="swiss" style:font-pitch-complex="fixed" style:font-size-complex="20pt" style:font-style-complex="italic"/>
    </style:style>
    <style:style style:name="T6" style:family="text">
      <style:text-properties fo:color="#ff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7" style:family="text">
      <style:text-properties fo:color="#0000ff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8.066cm" svg:height="20.885cm" svg:x="2.824cm" svg:y="4.856cm">
          <draw:text-box>
            <text:p text:style-name="P1"><text:span text:style-name="T1">-&gt; deleted</text:span><text:span text:style-name="T2">-VBN</text:span><text:span text:style-name="T1"> </text:span><text:span text:style-name="T3">(root)</text:span></text:p>
            <text:p text:style-name="P1"><text:span text:style-name="T1"><text:s text:c="2"/></text:span><text:span text:style-name="T1">-&gt; objects</text:span><text:span text:style-name="T2">-NNS</text:span><text:span text:style-name="T1"> </text:span><text:span text:style-name="T3">(nsubjpass)</text:span></text:p>
            <text:p text:style-name="P1"><text:span text:style-name="T1"><text:s text:c="4"/></text:span><text:span text:style-name="T1">-&gt; All</text:span><text:span text:style-name="T2">-DT</text:span><text:span text:style-name="T1"> </text:span><text:span text:style-name="T3">(det)</text:span></text:p>
            <text:p text:style-name="P1"><text:span text:style-name="T1"><text:s text:c="4"/></text:span><text:span text:style-name="T1">-&gt; including</text:span><text:span text:style-name="T2">-VBG</text:span><text:span text:style-name="T1"> </text:span><text:span text:style-name="T3">(dep)</text:span></text:p>
            <text:p text:style-name="P1"><text:span text:style-name="T1"><text:s text:c="6"/></text:span><text:span text:style-name="T1">-&gt; object versions</text:span><text:span text:style-name="T2">-NNS</text:span><text:span text:style-name="T1"> </text:span><text:span text:style-name="T3">(pobj)</text:span></text:p>
            <text:p text:style-name="P1"><text:span text:style-name="T1"><text:s text:c="8"/></text:span><text:span text:style-name="T1">-&gt; all</text:span><text:span text:style-name="T2">-DT</text:span><text:span text:style-name="T1"> </text:span><text:span text:style-name="T3">(det)</text:span></text:p>
            <text:p text:style-name="P1"><text:span text:style-name="T1"><text:s text:c="8"/></text:span><text:span text:style-name="T1">-&gt; Delete Markers</text:span><text:span text:style-name="T2">-NNS</text:span><text:span text:style-name="T1"> </text:span><text:span text:style-name="T3">(conj_and)</text:span></text:p>
            <text:p text:style-name="P1"><text:span text:style-name="T1"><text:s text:c="6"/></text:span><text:span text:style-name="T1">-&gt; Delete Markers</text:span><text:span text:style-name="T2">-NNS</text:span><text:span text:style-name="T1"> </text:span><text:span text:style-name="T3">(pobj)</text:span></text:p>
            <text:p text:style-name="P2"><text:span text:style-name="T3"><text:s text:c="4"/></text:span><text:span text:style-name="T1">-&gt; bucket</text:span><text:span text:style-name="T2">-NN</text:span><text:span text:style-name="T3"> (prep_in)</text:span></text:p>
            <text:p text:style-name="P2"><text:span text:style-name="T3"><text:s text:c="6"/></text:span><text:span text:style-name="T1">-&gt; the</text:span><text:span text:style-name="T2">-DT</text:span><text:span text:style-name="T3"> (det)</text:span></text:p>
            <text:p text:style-name="P1"><text:span text:style-name="T1"><text:s text:c="2"/></text:span><text:span text:style-name="T1">-&gt; must</text:span><text:span text:style-name="T2">-MD</text:span><text:span text:style-name="T1"> </text:span><text:span text:style-name="T3">(aux)</text:span></text:p>
            <text:p text:style-name="P1"><text:span text:style-name="T1"><text:s text:c="2"/></text:span><text:span text:style-name="T1">-&gt; be</text:span><text:span text:style-name="T2">-VB</text:span><text:span text:style-name="T1"> </text:span><text:span text:style-name="T3">(auxpass)</text:span></text:p>
            <text:p text:style-name="P1"><text:span text:style-name="T1"><text:s text:c="2"/></text:span><text:span text:style-name="T1">-&gt; bucket</text:span><text:span text:style-name="T2">-NN</text:span><text:span text:style-name="T1"> </text:span><text:span text:style-name="T3">(prep_before)</text:span></text:p>
            <text:p text:style-name="P1"><text:span text:style-name="T1"><text:s text:c="4"/></text:span><text:span text:style-name="T1">-&gt; the</text:span><text:span text:style-name="T2">-DT</text:span><text:span text:style-name="T1"> </text:span><text:span text:style-name="T3">(det)</text:span></text:p>
            <text:p text:style-name="P1"><text:span text:style-name="T1"><text:s text:c="4"/></text:span><text:span text:style-name="T1">-&gt; deleted</text:span><text:span text:style-name="T2">-VBN</text:span><text:span text:style-name="T1"> </text:span><text:span text:style-name="T3">(rcmod)</text:span></text:p>
            <text:p text:style-name="P1"><text:span text:style-name="T1"><text:s text:c="6"/></text:span><text:span text:style-name="T1">-&gt; itself</text:span><text:span text:style-name="T2">-PRP</text:span><text:span text:style-name="T1"> </text:span><text:span text:style-name="T3">(nsubjpass)</text:span></text:p>
            <text:p text:style-name="P1"><text:span text:style-name="T1"><text:s text:c="6"/></text:span><text:span text:style-name="T1">-&gt; can</text:span><text:span text:style-name="T2">-MD</text:span><text:span text:style-name="T1"> </text:span><text:span text:style-name="T3">(aux)</text:span></text:p>
            <text:p text:style-name="P1"><text:span text:style-name="T1"><text:s text:c="6"/></text:span><text:span text:style-name="T1">-&gt; be</text:span><text:span text:style-name="T2">-VB</text:span><text:span text:style-name="T1"> </text:span><text:span text:style-name="T3">(auxpass)</text:span></text:p>
          </draw:text-box>
        </draw:frame>
      </draw:page>
      <draw:page draw:name="page2" draw:style-name="dp1" draw:master-page-name="Default">
        <draw:frame draw:style-name="gr2" draw:text-style-name="P4" draw:layer="layout" svg:width="18.796cm" svg:height="13.462cm" svg:x="4.048cm" svg:y="7.223cm">
          <draw:text-box>
            <text:p text:style-name="P3"><text:span text:style-name="T4">-&gt; objects</text:span><text:span text:style-name="T5">-NNS</text:span><text:span text:style-name="T4"> </text:span><text:span text:style-name="T6">(root)</text:span></text:p>
            <text:p text:style-name="P3"><text:span text:style-name="T4"><text:s text:c="2"/></text:span><text:span text:style-name="T4">-&gt; All</text:span><text:span text:style-name="T5">-DT</text:span><text:span text:style-name="T4"> </text:span><text:span text:style-name="T6">(det)</text:span></text:p>
            <text:p text:style-name="P3"><text:span text:style-name="T4"><text:s text:c="2"/></text:span><text:span text:style-name="T4">-&gt; object versions</text:span><text:span text:style-name="T5">-NNS</text:span><text:span text:style-name="T4"> </text:span><text:span text:style-name="T6">(prep_including)</text:span></text:p>
            <text:p text:style-name="P3"><text:span text:style-name="T4"><text:s text:c="4"/></text:span><text:span text:style-name="T4">-&gt; all</text:span><text:span text:style-name="T5">-DT</text:span><text:span text:style-name="T4"> </text:span><text:span text:style-name="T6">(det)</text:span></text:p>
            <text:p text:style-name="P3"><text:span text:style-name="T4"><text:s text:c="4"/></text:span><text:span text:style-name="T4">-&gt; object</text:span><text:span text:style-name="T5">-NN</text:span><text:span text:style-name="T4"> </text:span><text:span text:style-name="T6">(nn)</text:span></text:p>
            <text:p text:style-name="P3"><text:span text:style-name="T4"><text:s text:c="2"/></text:span><text:span text:style-name="T4">-&gt; Delete Markers</text:span><text:span text:style-name="T5">-NNS</text:span><text:span text:style-name="T4"> </text:span><text:span text:style-name="T6">(conj_and)</text:span></text:p>
          </draw:text-box>
        </draw:frame>
      </draw:page>
      <draw:page draw:name="page3" draw:style-name="dp1" draw:master-page-name="Default">
        <draw:frame draw:style-name="gr3" draw:text-style-name="P2" draw:layer="layout" svg:width="17.558cm" svg:height="17.399cm" svg:x="3.032cm" svg:y="4.048cm">
          <draw:text-box>
            <text:p text:style-name="P3"><text:span text:style-name="T1">-&gt; deleted</text:span><text:span text:style-name="T2">-VBN</text:span><text:span text:style-name="T1"> </text:span><text:span text:style-name="T3">(root)</text:span></text:p>
            <text:p text:style-name="P3"><text:span text:style-name="T1"><text:s text:c="2"/></text:span><text:span text:style-name="T1">-&gt; objects</text:span><text:span text:style-name="T2">-NNS</text:span><text:span text:style-name="T1"> </text:span><text:span text:style-name="T3">(nsubjpass)</text:span></text:p>
            <text:p text:style-name="P3"><text:span text:style-name="T1"><text:s text:c="4"/></text:span><text:span text:style-name="T1">-&gt; All</text:span><text:span text:style-name="T2">-DT</text:span><text:span text:style-name="T1"> </text:span><text:span text:style-name="T3">(det)</text:span></text:p>
            <text:p text:style-name="P3"><text:span text:style-name="T3"><text:s text:c="4"/></text:span><text:span text:style-name="T1">-&gt; bucket</text:span><text:span text:style-name="T2">-NN</text:span><text:span text:style-name="T3"> (prep_in)</text:span></text:p>
            <text:p text:style-name="P2"><text:span text:style-name="T3"><text:s text:c="6"/></text:span><text:span text:style-name="T1">-&gt; the</text:span><text:span text:style-name="T2">-DT</text:span><text:span text:style-name="T3"> (det)</text:span></text:p>
            <text:p text:style-name="P2"><text:span text:style-name="T1"><text:s text:c="2"/></text:span><text:span text:style-name="T1">-&gt; must</text:span><text:span text:style-name="T2">-MD</text:span><text:span text:style-name="T1"> </text:span><text:span text:style-name="T3">(aux)</text:span></text:p>
            <text:p text:style-name="P3"><text:span text:style-name="T1"><text:s text:c="2"/></text:span><text:span text:style-name="T1">-&gt; be</text:span><text:span text:style-name="T2">-VB</text:span><text:span text:style-name="T1"> </text:span><text:span text:style-name="T3">(auxpass)</text:span></text:p>
            <text:p text:style-name="P3"><text:span text:style-name="T1"><text:s text:c="2"/></text:span><text:span text:style-name="T1">-&gt; bucket</text:span><text:span text:style-name="T2">-NN</text:span><text:span text:style-name="T1"> </text:span><text:span text:style-name="T3">(prep_before)</text:span></text:p>
            <text:p text:style-name="P3"><text:span text:style-name="T1"><text:s text:c="4"/></text:span><text:span text:style-name="T1">-&gt; the</text:span><text:span text:style-name="T2">-DT</text:span><text:span text:style-name="T1"> </text:span><text:span text:style-name="T3">(det)</text:span></text:p>
            <text:p text:style-name="P3"><text:span text:style-name="T1"><text:s text:c="4"/></text:span><text:span text:style-name="T1">-&gt; deleted</text:span><text:span text:style-name="T2">-VBN</text:span><text:span text:style-name="T1"> </text:span><text:span text:style-name="T3">(rcmod)</text:span></text:p>
            <text:p text:style-name="P3"><text:span text:style-name="T1"><text:s text:c="6"/></text:span><text:span text:style-name="T1">-&gt; itself</text:span><text:span text:style-name="T2">-PRP</text:span><text:span text:style-name="T1"> </text:span><text:span text:style-name="T3">(nsubjpass)</text:span></text:p>
            <text:p text:style-name="P3"><text:span text:style-name="T1"><text:s text:c="6"/></text:span><text:span text:style-name="T1">-&gt; can</text:span><text:span text:style-name="T2">-MD</text:span><text:span text:style-name="T1"> </text:span><text:span text:style-name="T3">(aux)</text:span></text:p>
            <text:p text:style-name="P3"><text:span text:style-name="T1"><text:s text:c="6"/></text:span><text:span text:style-name="T1">-&gt; be</text:span><text:span text:style-name="T2">-VB</text:span><text:span text:style-name="T1"> </text:span><text:span text:style-name="T3">(auxpass)</text:span></text:p>
          </draw:text-box>
        </draw:frame>
      </draw:page>
      <draw:page draw:name="page4" draw:style-name="dp1" draw:master-page-name="Default">
        <draw:frame draw:style-name="gr4" draw:text-style-name="P4" draw:layer="layout" svg:width="20.32cm" svg:height="15.748cm" svg:x="5.572cm" svg:y="8.919cm">
          <draw:text-box>
            <text:p text:style-name="P3"><text:span text:style-name="T4">before </text:span><text:span text:style-name="T7">[6]</text:span></text:p>
            <text:p text:style-name="P3"><text:span text:style-name="T4"><text:tab/></text:span><text:span text:style-name="T4"><text:tab/></text:span><text:span text:style-name="T4">must be deleted </text:span><text:span text:style-name="T7">[5]</text:span></text:p>
            <text:p text:style-name="P3"><text:span text:style-name="T4"><text:tab/></text:span><text:span text:style-name="T4"><text:tab/></text:span><text:span text:style-name="T4"><text:tab/></text:span><text:span text:style-name="T4"><text:tab/></text:span><text:span text:style-name="T4">all </text:span><text:span text:style-name="T7">[1]</text:span></text:p>
            <text:p text:style-name="P3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n </text:span><text:span text:style-name="T7">[3]</text:span></text:p>
            <text:p text:style-name="P3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objects </text:span><text:span text:style-name="T7">[2]</text:span></text:p>
            <text:p text:style-name="P3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4">bucket </text:span><text:span text:style-name="T7">[4]</text:span></text:p>
            <text:p text:style-name="P3"><text:span text:style-name="T4"><text:tab/></text:span><text:span text:style-name="T4"><text:tab/></text:span><text:span text:style-name="T4">can be deleted </text:span><text:span text:style-name="T7">[8]</text:span></text:p>
            <text:p text:style-name="P3"><text:span text:style-name="T4"><text:tab/></text:span><text:span text:style-name="T4"><text:tab/></text:span><text:span text:style-name="T4"><text:tab/></text:span><text:span text:style-name="T4"><text:tab/></text:span><text:span text:style-name="T4">bucket </text:span><text:span text:style-name="T7">[7]</text:span></text:p>
            <text:p text:style-name="P3"><text:span text:style-name="T4"><text:tab/></text:span><text:span text:style-name="T4"><text:tab/></text:span><text:span text:style-name="T4"><text:tab/></text:span><text:span text:style-name="T4"><text:tab/></text:span><text:span text:style-name="T4">itself </text:span><text:span text:style-name="T7">[9]</text:span></text:p>
          </draw:text-box>
        </draw:frame>
        <draw:rect draw:style-name="gr5" draw:text-style-name="P5" xml:id="id1" draw:id="id1" draw:layer="layout" svg:width="2.794cm" svg:height="1.016cm" svg:x="5.572cm" svg:y="8.919cm">
          <text:p/>
        </draw:rect>
        <draw:rect draw:style-name="gr5" draw:text-style-name="P5" xml:id="id2" draw:id="id2" draw:layer="layout" svg:width="2.794cm" svg:height="1.016cm" svg:x="8.072cm" svg:y="9.819cm">
          <text:p/>
        </draw:rect>
        <draw:rect draw:style-name="gr5" draw:text-style-name="P5" xml:id="id4" draw:id="id4" draw:layer="layout" svg:width="2.794cm" svg:height="1.016cm" svg:x="10.672cm" svg:y="10.519cm">
          <text:p/>
        </draw:rect>
        <draw:rect draw:style-name="gr5" draw:text-style-name="P5" xml:id="id3" draw:id="id3" draw:layer="layout" svg:width="2.794cm" svg:height="1.016cm" svg:x="8.072cm" svg:y="13.919cm">
          <text:p/>
        </draw:rect>
        <draw:rect draw:style-name="gr5" draw:text-style-name="P5" xml:id="id6" draw:id="id6" draw:layer="layout" svg:width="2.794cm" svg:height="1.016cm" svg:x="10.772cm" svg:y="14.819cm">
          <text:p/>
        </draw:rect>
        <draw:rect draw:style-name="gr5" draw:text-style-name="P5" xml:id="id8" draw:id="id8" draw:layer="layout" svg:width="2.794cm" svg:height="1.016cm" svg:x="10.772cm" svg:y="15.619cm">
          <text:p/>
        </draw:rect>
        <draw:connector draw:style-name="gr6" draw:text-style-name="P5" draw:layer="layout" svg:x1="6.969cm" svg:y1="9.935cm" svg:x2="8.072cm" svg:y2="10.327cm" draw:start-shape="id1" draw:start-glue-point="2" draw:end-shape="id2" draw:end-glue-point="3" svg:d="m6969 9935v392h1103">
          <text:p/>
        </draw:connector>
        <draw:connector draw:style-name="gr6" draw:text-style-name="P5" draw:layer="layout" svg:x1="6.969cm" svg:y1="9.935cm" svg:x2="8.072cm" svg:y2="14.427cm" draw:start-shape="id1" draw:start-glue-point="2" draw:end-shape="id3" draw:end-glue-point="3" svg:d="m6969 9935v4492h1103">
          <text:p/>
        </draw:connector>
        <draw:connector draw:style-name="gr6" draw:text-style-name="P5" draw:layer="layout" svg:x1="9.469cm" svg:y1="10.835cm" svg:x2="10.672cm" svg:y2="11.027cm" draw:start-shape="id2" draw:start-glue-point="2" draw:end-shape="id4" draw:end-glue-point="3" svg:d="m9469 10835v192h1203">
          <text:p/>
        </draw:connector>
        <draw:connector draw:style-name="gr6" draw:text-style-name="P5" draw:layer="layout" svg:x1="12.069cm" svg:y1="11.535cm" svg:x2="13.322cm" svg:y2="11.967cm" draw:start-shape="id4" draw:start-glue-point="2" draw:end-shape="id5" draw:end-glue-point="3" svg:d="m12069 11535v432h1253">
          <text:p/>
        </draw:connector>
        <draw:rect draw:style-name="gr5" draw:text-style-name="P5" xml:id="id5" draw:id="id5" draw:layer="layout" svg:width="1.267cm" svg:height="1.016cm" svg:x="13.322cm" svg:y="11.459cm">
          <text:p/>
        </draw:rect>
        <draw:connector draw:style-name="gr6" draw:text-style-name="P5" xml:id="id7" draw:id="id7" draw:layer="layout" svg:x1="9.469cm" svg:y1="14.935cm" svg:x2="10.772cm" svg:y2="15.327cm" draw:start-shape="id3" draw:start-glue-point="2" draw:end-shape="id6" draw:end-glue-point="3" svg:d="m9469 14935v392h1303">
          <text:p/>
        </draw:connector>
        <draw:connector draw:style-name="gr6" draw:text-style-name="P5" draw:layer="layout" svg:x1="9.469cm" svg:y1="15.327cm" svg:x2="10.772cm" svg:y2="16.127cm" draw:start-shape="id7" draw:start-glue-point="0" draw:end-shape="id8" draw:end-glue-point="3" svg:d="m9469 15327v800h1303">
          <text:p/>
        </draw:connector>
        <draw:rect draw:style-name="gr5" draw:text-style-name="P5" draw:layer="layout" svg:width="2.794cm" svg:height="1.016cm" svg:x="14.672cm" svg:y="13.119cm">
          <text:p/>
        </draw:rect>
        <draw:rect draw:style-name="gr5" draw:text-style-name="P5" xml:id="id9" draw:id="id9" draw:layer="layout" svg:width="2.794cm" svg:height="1.016cm" svg:x="14.705cm" svg:y="12.348cm">
          <text:p/>
        </draw:rect>
        <draw:rect draw:style-name="gr5" draw:text-style-name="P5" xml:id="id10" draw:id="id10" draw:layer="layout" svg:width="2.794cm" svg:height="1.016cm" svg:x="14.672cm" svg:y="13.119cm">
          <text:p/>
        </draw:rect>
        <draw:connector draw:style-name="gr6" draw:text-style-name="P5" draw:layer="layout" svg:x1="13.955cm" svg:y1="12.475cm" svg:x2="14.705cm" svg:y2="12.856cm" draw:start-shape="id5" draw:start-glue-point="2" draw:end-shape="id9" draw:end-glue-point="3" svg:d="m13955 12475v381h750">
          <text:p/>
        </draw:connector>
        <draw:connector draw:style-name="gr6" draw:text-style-name="P5" draw:layer="layout" svg:x1="13.955cm" svg:y1="12.475cm" svg:x2="14.672cm" svg:y2="13.627cm" draw:start-shape="id5" draw:start-glue-point="2" draw:end-shape="id10" draw:end-glue-point="3" svg:d="m13955 12475v1152h7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hul Pandita</meta:initial-creator>
    <meta:creation-date>2014-03-15T17:27:08.83</meta:creation-date>
    <dc:date>2014-03-16T07:15:47.20</dc:date>
    <dc:creator>Rahul Pandita</dc:creator>
    <meta:editing-duration>PT1H12M6S</meta:editing-duration>
    <meta:editing-cycles>4</meta:editing-cycles>
    <meta:generator>OpenOffice/4.0.1$Win32 OpenOffice.org_project/401m5$Build-9714</meta:generator>
    <meta:document-statistic meta:object-count="22"/>
  </office:meta>
</office:document-meta>
</file>